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0715" officeooo:paragraph-rsid="00020715"/>
    </style:style>
    <style:style style:name="P2" style:family="paragraph" style:parent-style-name="Standard">
      <style:text-properties officeooo:rsid="000270f4" officeooo:paragraph-rsid="000270f4"/>
    </style:style>
    <style:style style:name="P3" style:family="paragraph" style:parent-style-name="Standard">
      <style:text-properties officeooo:rsid="0002a0d2" officeooo:paragraph-rsid="0002a0d2"/>
    </style:style>
    <style:style style:name="P4" style:family="paragraph" style:parent-style-name="Standard">
      <style:text-properties officeooo:rsid="00038175" officeooo:paragraph-rsid="000381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oiding Common Attacks note</text:p>
      <text:p text:style-name="P1"/>
      <text:p text:style-name="P1">The Dapp is divided between two contracts, one Factory (pre-deployed before Dapp launch), and then Charity-contract which users of Dapp can initiate new instances of. </text:p>
      <text:p text:style-name="P1"/>
      <text:p text:style-name="P1">The overal goal here is that the address of FactoryCharity is known and embedded in the Dapp, which gives the Dapp-users safty to know all deployed Charities. </text:p>
      <text:p text:style-name="P1"/>
      <text:p text:style-name="P1">In addition, the paramteres of the createCharity function is derived to the constructor-function of the new instance of a Charity. This means that the creator of a new Charity (msg.sender) will be “manager” of the contract, and only the manager can createRequests &amp; finalizeRequests. This is done through the modifier restricted (require(msg.sender == manager)). This provides safety for users that any usage of funds actually is done by the Charity-creator. </text:p>
      <text:p text:style-name="P1"/>
      <text:p text:style-name="P1">The Charity.sol also has requirements for approveRequest, which allows only those who contributed to the Charity by checking msg.sender against the approvers mapping, to approve any funding requests made by Charity-manager.</text:p>
      <text:p text:style-name="P1"/>
      <text:p text:style-name="P1"/>
      <text:p text:style-name="P2">One large issue with the current contract is that it allows mallicious managers or contributors to lock-up funds. A manger can do this by never making payment requests or making requests which contributors cant accept, for instance manager makes a request to his own addresses. Or a majority of contributors do not wish to accept legitimate payment requests to sabotage, or are offline/lost private key. Then the funds are locked in the Charity-contract, lost. </text:p>
      <text:p text:style-name="P2">Future improvement of Dapp therefore NEED an function that return unspent funds to contributors after pre-agreed amount of days.</text:p>
      <text:p text:style-name="P2"/>
      <text:p text:style-name="P3"/>
      <text:p text:style-name="P3"/>
      <text:p text:style-name="P3">Reentrancy attacks:</text:p>
      <text:p text:style-name="P3"/>
      <text:p text:style-name="P3">There is a possibility that the manager creates more payment requests than the total amount of funds the contract hold. If the manager attacks the blockchain nodes or is lucky, the requests that are accepted before the contracs funds are empty might not be in accordance with the wish of minority contributors.</text:p>
      <text:p text:style-name="P3"/>
      <text:p text:style-name="P3">There is also a risk that the manager abuse the finalizeRequest function, by spamming finalize (the transfer executes) <text:s/>since the request.complete = true has not yet been finalized. This should be improved in later versions of this contract-design. </text:p>
      <text:p text:style-name="P3"/>
      <text:p text:style-name="P3">Transaction ordering and timestamp dependence: </text:p>
      <text:p text:style-name="P3"/>
      <text:p text:style-name="P3">I have not found any specific weaknesses in these contracts regarding this security-topic. However, the contract should be audited and improved before deployed on any mainnet. </text:p>
      <text:p text:style-name="P3"/>
      <text:p text:style-name="P3"/>
      <text:p text:style-name="P3">Integer Overflow and Underflow: </text:p>
      <text:p text:style-name="P3"/>
      <text:p text:style-name="P4">This Dapps contracts uses unasigned integers (uint). This is a weakness in general in this version, and should be improved in the future by specifying requirements to int max &amp; min. </text:p>
      <text:p text:style-name="P4"/>
      <text:p text:style-name="P4"/>
      <text:p text:style-name="P4">Fore Sending Ether: </text:p>
      <text:p text:style-name="P4"/>
      <text:p text:style-name="P4">This will be an important topic for future upgrade of the contract with an implemented “kill” function or a function that transfer funds back to the contributors. </text:p>
      <text:p text:style-name="P4"/>
      <text:p text:style-name="P4"><text:soft-page-break/></text:p>
      <text:p text:style-name="P4">Conclusion: Overall my skills are not good enough around security and I would have used professional auditors to go over and improve the contracts before deploying it on any main network with real fu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21:55:12.888088053</meta:creation-date>
    <dc:date>2019-01-27T22:25:08.979137782</dc:date>
    <meta:editing-duration>PT19M6S</meta:editing-duration>
    <meta:editing-cycles>3</meta:editing-cycles>
    <meta:generator>LibreOffice/6.0.3.2$Linux_X86_64 LibreOffice_project/00m0$Build-2</meta:generator>
    <meta:document-statistic meta:table-count="0" meta:image-count="0" meta:object-count="0" meta:page-count="2" meta:paragraph-count="17" meta:word-count="472" meta:character-count="3027" meta:non-whitespace-character-count="2559"/>
  </office:meta>
</office:document-meta>
</file>